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4292f" style:font-name="ui-monospace" fo:font-size="9.75pt" fo:letter-spacing="normal" fo:font-style="normal" fo:font-weight="normal"/>
    </style:style>
    <style:style style:name="T2" style:family="text">
      <style:text-properties fo:background-color="#99f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ructura del nou curs<text:tab/></text:p>
      <text:p text:style-name="Standard"/>
      <text:p text:style-name="Standard"><text:span text:style-name="T2">Intro → theory basis → custom network (briefly) </text:span>→ <text:s/>pretrained network (NVIDIA) → tensorRTX→ Learning Transfer example → ROS deploy </text:p>
      <text:p text:style-name="Standard"/>
      <text:p text:style-name="Standard">----------------------------------------------TODO Codi ----------------------------------------------------------</text:p>
      <text:p text:style-name="Standard"/>
      <text:p text:style-name="Standard">Fer una notebook per el retrain → train ssd.py</text:p>
      <text:p text:style-name="Standard"/>
      <text:p text:style-name="Standard">fer un node de ROS → <text:s/><text:span text:style-name="T1">roslaunch ros_deep_learning detectnet.ros1.launch input:=csi://0 output:=display://0</text:span></text:p>
      <text:p text:style-name="Standard"/>
      <text:p text:style-name="Standard"/>
      <text:p text:style-name="Standard">----------------------------------------------TODO PPX 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 Facerias Pelegri</meta:initial-creator>
    <meta:creation-date>2022-12-12T16:55:53.76</meta:creation-date>
    <meta:document-statistic meta:table-count="0" meta:image-count="0" meta:object-count="0" meta:page-count="1" meta:paragraph-count="6" meta:word-count="52" meta:character-count="535"/>
    <dc:date>2022-12-12T17:38:45.90</dc:date>
    <dc:creator>Marc  Facerias Pelegri</dc:creator>
    <meta:editing-duration>PT12M32S</meta:editing-duration>
    <meta:editing-cycles>1</meta:editing-cycles>
    <meta:generator>OpenOffice/4.1.13$Win32 OpenOffice.org_project/4113m1$Build-9810</meta:generator>
  </office:meta>
</office:document-meta>
</file>